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mpled" table:style-name="ta1">
        <table:shapes>
          <draw:frame draw:z-index="0" draw:style-name="gr1" draw:text-style-name="P1" svg:width="6.3079in" svg:height="3.5453in" svg:x="6.1232in" svg:y="4.0469in">
            <draw:object draw:notify-on-update-of-ranges="sampled.C1:sampled.C11 sampled.D1:sampled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9704" calcext:value-type="float">
            <text:p>559704</text:p>
          </table:table-cell>
          <table:table-cell table:formula="of:=[.A1]+[.$E$1]" office:value-type="float" office:value="0" calcext:value-type="float">
            <text:p>0</text:p>
          </table:table-cell>
          <table:table-cell table:formula="of:=[.B1]" office:value-type="float" office:value="559704" calcext:value-type="float">
            <text:p>5597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D1]/[.H2]" office:value-type="float" office:value="1.74466850046099" calcext:value-type="float">
            <text:p>1.744668500460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31637" calcext:value-type="float">
            <text:p>331637</text:p>
          </table:table-cell>
          <table:table-cell table:formula="of:=[.A2]+[.$E$1]" office:value-type="float" office:value="0.1" calcext:value-type="float">
            <text:p>0.1</text:p>
          </table:table-cell>
          <table:table-cell table:formula="of:=[.B2]" office:value-type="float" office:value="331637" calcext:value-type="float">
            <text:p>331637</text:p>
          </table:table-cell>
          <table:table-cell/>
          <table:table-cell table:formula="of:=1/([.C2] * 10)" office:value-type="float" office:value="1" calcext:value-type="float">
            <text:p>1</text:p>
          </table:table-cell>
          <table:table-cell table:formula="of:=[.B2]/[.F2]" office:value-type="float" office:value="331637" calcext:value-type="float">
            <text:p>331637</text:p>
          </table:table-cell>
          <table:table-cell table:formula="of:=AVERAGE([.G2:.G10])" office:value-type="float" office:value="320808.222222222" calcext:value-type="float">
            <text:p>320808.22222222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0380" calcext:value-type="float">
            <text:p>160380</text:p>
          </table:table-cell>
          <table:table-cell table:formula="of:=[.A3]+[.$E$1]" office:value-type="float" office:value="0.2" calcext:value-type="float">
            <text:p>0.2</text:p>
          </table:table-cell>
          <table:table-cell table:formula="of:=[.B3]" office:value-type="float" office:value="160380" calcext:value-type="float">
            <text:p>160380</text:p>
          </table:table-cell>
          <table:table-cell/>
          <table:table-cell table:formula="of:=1/([.C3] * 10)" office:value-type="float" office:value="0.5" calcext:value-type="float">
            <text:p>0.5</text:p>
          </table:table-cell>
          <table:table-cell table:formula="of:=[.B3]/[.F3]" office:value-type="float" office:value="320760" calcext:value-type="float">
            <text:p>32076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7046" calcext:value-type="float">
            <text:p>107046</text:p>
          </table:table-cell>
          <table:table-cell table:formula="of:=[.A4]+[.$E$1]" office:value-type="float" office:value="0.3" calcext:value-type="float">
            <text:p>0.3</text:p>
          </table:table-cell>
          <table:table-cell table:formula="of:=[.B4]" office:value-type="float" office:value="107046" calcext:value-type="float">
            <text:p>107046</text:p>
          </table:table-cell>
          <table:table-cell/>
          <table:table-cell table:formula="of:=1/([.C4] * 10)" office:value-type="float" office:value="0.333333333333333" calcext:value-type="float">
            <text:p>0.333333333333333</text:p>
          </table:table-cell>
          <table:table-cell table:formula="of:=[.B4]/[.F4]" office:value-type="float" office:value="321138" calcext:value-type="float">
            <text:p>321138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9548" calcext:value-type="float">
            <text:p>79548</text:p>
          </table:table-cell>
          <table:table-cell table:formula="of:=[.A5]+[.$E$1]" office:value-type="float" office:value="0.4" calcext:value-type="float">
            <text:p>0.4</text:p>
          </table:table-cell>
          <table:table-cell table:formula="of:=[.B5]" office:value-type="float" office:value="79548" calcext:value-type="float">
            <text:p>79548</text:p>
          </table:table-cell>
          <table:table-cell/>
          <table:table-cell table:formula="of:=1/([.C5] * 10)" office:value-type="float" office:value="0.25" calcext:value-type="float">
            <text:p>0.25</text:p>
          </table:table-cell>
          <table:table-cell table:formula="of:=[.B5]/[.F5]" office:value-type="float" office:value="318192" calcext:value-type="float">
            <text:p>31819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3836" calcext:value-type="float">
            <text:p>63836</text:p>
          </table:table-cell>
          <table:table-cell table:formula="of:=[.A6]+[.$E$1]" office:value-type="float" office:value="0.5" calcext:value-type="float">
            <text:p>0.5</text:p>
          </table:table-cell>
          <table:table-cell table:formula="of:=[.B6]" office:value-type="float" office:value="63836" calcext:value-type="float">
            <text:p>63836</text:p>
          </table:table-cell>
          <table:table-cell/>
          <table:table-cell table:formula="of:=1/([.C6] * 10)" office:value-type="float" office:value="0.2" calcext:value-type="float">
            <text:p>0.2</text:p>
          </table:table-cell>
          <table:table-cell table:formula="of:=[.B6]/[.F6]" office:value-type="float" office:value="319180" calcext:value-type="float">
            <text:p>31918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3476" calcext:value-type="float">
            <text:p>53476</text:p>
          </table:table-cell>
          <table:table-cell table:formula="of:=[.A7]+[.$E$1]" office:value-type="float" office:value="0.6" calcext:value-type="float">
            <text:p>0.6</text:p>
          </table:table-cell>
          <table:table-cell table:formula="of:=[.B7]" office:value-type="float" office:value="53476" calcext:value-type="float">
            <text:p>53476</text:p>
          </table:table-cell>
          <table:table-cell/>
          <table:table-cell table:formula="of:=1/([.C7] * 10)" office:value-type="float" office:value="0.166666666666667" calcext:value-type="float">
            <text:p>0.166666666666667</text:p>
          </table:table-cell>
          <table:table-cell table:formula="of:=[.B7]/[.F7]" office:value-type="float" office:value="320856" calcext:value-type="float">
            <text:p>32085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5525" calcext:value-type="float">
            <text:p>45525</text:p>
          </table:table-cell>
          <table:table-cell table:formula="of:=[.A8]+[.$E$1]" office:value-type="float" office:value="0.7" calcext:value-type="float">
            <text:p>0.7</text:p>
          </table:table-cell>
          <table:table-cell table:formula="of:=[.B8]" office:value-type="float" office:value="45525" calcext:value-type="float">
            <text:p>45525</text:p>
          </table:table-cell>
          <table:table-cell/>
          <table:table-cell table:formula="of:=1/([.C8] * 10)" office:value-type="float" office:value="0.142857142857143" calcext:value-type="float">
            <text:p>0.142857142857143</text:p>
          </table:table-cell>
          <table:table-cell table:formula="of:=[.B8]/[.F8]" office:value-type="float" office:value="318675" calcext:value-type="float">
            <text:p>318675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9559" calcext:value-type="float">
            <text:p>39559</text:p>
          </table:table-cell>
          <table:table-cell table:formula="of:=[.A9]+[.$E$1]" office:value-type="float" office:value="0.8" calcext:value-type="float">
            <text:p>0.8</text:p>
          </table:table-cell>
          <table:table-cell table:formula="of:=[.B9]" office:value-type="float" office:value="39559" calcext:value-type="float">
            <text:p>39559</text:p>
          </table:table-cell>
          <table:table-cell/>
          <table:table-cell table:formula="of:=1/([.C9] * 10)" office:value-type="float" office:value="0.125" calcext:value-type="float">
            <text:p>0.125</text:p>
          </table:table-cell>
          <table:table-cell table:formula="of:=[.B9]/[.F9]" office:value-type="float" office:value="316472" calcext:value-type="float">
            <text:p>316472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5596" calcext:value-type="float">
            <text:p>35596</text:p>
          </table:table-cell>
          <table:table-cell table:formula="of:=[.A10]+[.$E$1]" office:value-type="float" office:value="0.9" calcext:value-type="float">
            <text:p>0.9</text:p>
          </table:table-cell>
          <table:table-cell table:formula="of:=[.B10]" office:value-type="float" office:value="35596" calcext:value-type="float">
            <text:p>35596</text:p>
          </table:table-cell>
          <table:table-cell/>
          <table:table-cell table:formula="of:=1/([.C10] * 10)" office:value-type="float" office:value="0.111111111111111" calcext:value-type="float">
            <text:p>0.111111111111111</text:p>
          </table:table-cell>
          <table:table-cell table:formula="of:=[.B10]/[.F10]" office:value-type="float" office:value="320364" calcext:value-type="float">
            <text:p>3203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58" calcext:value-type="float">
            <text:p>16158</text:p>
          </table:table-cell>
          <table:table-cell table:formula="of:=[.A11]+[.$E$1]" office:value-type="float" office:value="1" calcext:value-type="float">
            <text:p>1</text:p>
          </table:table-cell>
          <table:table-cell table:formula="of:=[.B11]" office:value-type="float" office:value="16158" calcext:value-type="float">
            <text:p>16158</text:p>
          </table:table-cell>
          <table:table-cell/>
          <table:table-cell table:formula="of:=1/([.C11] * 10)" office:value-type="float" office:value="0.1" calcext:value-type="float">
            <text:p>0.1</text:p>
          </table:table-cell>
          <table:table-cell table:formula="of:=[.B11]/[.F11]" office:value-type="float" office:value="161580" calcext:value-type="float">
            <text:p>1615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7T23:06:27.793000000</dc:date>
    <meta:editing-duration>PT3H38M14S</meta:editing-duration>
    <meta:editing-cycles>1</meta:editing-cycles>
    <meta:document-statistic meta:table-count="1" meta:cell-count="67" meta:object-count="1"/>
    <meta:generator>LibreOffice/7.4.2.3$Windows_X86_64 LibreOffice_project/382eef1f22670f7f4118c8c2dd222ec7ad009da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scatter" chart:style-name="ch1">
        <chart:legend chart:legend-position="end" svg:x="11.901cm" svg:y="3.955cm" style:legend-expansion="high" chart:style-name="ch2"/>
        <chart:plot-area chart:style-name="ch3" table:cell-range-address="sampled.C1:sampled.D11" svg:x="0.32cm" svg:y="0.18cm" svg:width="11.261cm" svg:height="8.646cm">
          <chart:coordinate-region svg:x="1.682cm" svg:y="0.379cm" svg:width="9.65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ampled.D1:sampled.D11" chart:class="chart:scatter">
            <chart:domain table:cell-range-address="sampled.C1:sampled.C11"/>
            <chart:regression-curve chart:style-name="ch7">
              <chart:equation chart:display-equation="true" chart:display-r-square="true" svg:x="5.223cm" svg:y="2.209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ampled.C1:sampled.C11</svg:desc>
                </draw:g>
              </table:table-cell>
              <table:table-cell office:value-type="float" office:value="559704">
                <text:p>559704</text:p>
                <draw:g>
                  <svg:desc>sampled.D1:sampled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31637">
                <text:p>331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60380">
                <text:p>1603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07046">
                <text:p>107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79548">
                <text:p>79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63836">
                <text:p>63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53476">
                <text:p>53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45525">
                <text:p>45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39559">
                <text:p>39559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35596">
                <text:p>3559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6158">
                <text:p>16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